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8B000002A2ECB38483.png" manifest:media-type="image/png"/>
  <manifest:file-entry manifest:full-path="Pictures/1000000000000356000001D7C637BCC8.png" manifest:media-type="image/png"/>
  <manifest:file-entry manifest:full-path="Pictures/100000000000035C000001DC18BBEBC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038cm" svg:height="9.397cm" draw:transform="rotate (1.5707963267949) translate (10.5cm 17.638cm)">
          <draw:image xlink:href="Pictures/100000000000035C000001DC18BBEBCE.png" xlink:type="simple" xlink:show="embed" xlink:actuate="onLoad">
            <text:p/>
          </draw:image>
        </draw:frame>
        <draw:frame draw:style-name="gr1" draw:text-style-name="P1" draw:layer="layout" svg:width="16.098cm" svg:height="8.878cm" draw:transform="rotate (1.5707963267949) translate (1.222cm 16.413cm)">
          <draw:image xlink:href="Pictures/1000000000000356000001D7C637BCC8.png" xlink:type="simple" xlink:show="embed" xlink:actuate="onLoad">
            <text:p/>
          </draw:image>
        </draw:frame>
        <draw:frame draw:style-name="gr1" draw:text-style-name="P1" draw:layer="layout" svg:width="12.651cm" svg:height="13.1cm" draw:transform="rotate (1.5707963267949) translate (1.1cm 28.597cm)">
          <draw:image xlink:href="Pictures/100000000000028B000002A2ECB3848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17:25:21.036000000</meta:creation-date>
    <dc:date>2014-03-18T17:30:27.419000000</dc:date>
    <meta:editing-duration>P0D</meta:editing-duration>
    <meta:editing-cycles>1</meta:editing-cycles>
    <meta:document-statistic meta:object-count="3"/>
    <meta:generator>LibreOffice/4.2.2.1$Windows_x86 LibreOffice_project/3be8cda0bddd8e430d8cda1ebfd581265cca5a0f</meta:generator>
  </office:meta>
</office:document-meta>
</file>